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ObjectModelHelper.setPortletContext( Map objectModel , PortletContex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ObjectModelHelper.getPortletRespons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ObjectModelHelper.getActionRespons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ObjectModelHelper.getRenderRespons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ObjectModelHelper.getPortletReques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ObjectModelHelper.getActionReques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ObjectModelHelper.getPortletContex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ObjectModelHelper.getRenderReques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ObjectModelHelper.setPortletResponse( Map objectModel , PortletResponse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ObjectModelHelper.setPortletRequest( Map objectModel , PortletReques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ObjectModelHelper.PortletObjectModel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